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officeooo:rsid="0013df73" officeooo:paragraph-rsid="0013df73" style:font-weight-asian="bold" style:font-weight-complex="bold"/>
    </style:style>
    <style:style style:name="P2" style:family="paragraph" style:parent-style-name="Heading_20_3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3df73" officeooo:paragraph-rsid="0013df73" style:font-size-asian="16pt" style:font-size-complex="16pt"/>
    </style:style>
    <style:style style:name="P4" style:family="paragraph" style:parent-style-name="Text_20_body">
      <style:paragraph-properties fo:text-align="start" style:justify-single-word="false"/>
      <style:text-properties fo:font-size="16pt" officeooo:rsid="0013df73" officeooo:paragraph-rsid="0013df73" style:font-size-asian="16pt" style:font-size-complex="16pt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6pt" officeooo:rsid="0013df73" officeooo:paragraph-rsid="0013df73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ext_20_body">
      <style:paragraph-properties fo:text-align="start" style:justify-single-word="false"/>
      <style:text-properties fo:font-size="16pt" officeooo:rsid="0012eaa7" officeooo:paragraph-rsid="0012eaa7" style:font-size-asian="16pt" style:font-size-complex="16pt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6pt" officeooo:rsid="0012eaa7" officeooo:paragraph-rsid="0012eaa7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officeooo:rsid="0012eaa7" officeooo:paragraph-rsid="0012eaa7" style:font-size-asian="16pt" style:font-weight-asian="bold" style:font-size-complex="16pt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fo:font-size="16pt" fo:font-weight="normal" officeooo:rsid="0012eaa7" officeooo:paragraph-rsid="0012eaa7" style:font-size-asian="16pt" style:font-weight-asian="normal" style:font-size-complex="16pt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12eaa7" officeooo:paragraph-rsid="0012eaa7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3df73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officeooo:rsid="0014762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apstone Journal</text:h>
      <text:p text:style-name="P3"/>
      <text:p text:style-name="P1"><text:span text:style-name="T2">D</text:span><text:span text:style-name="T1">escription</text:span></text:p>
      <text:p text:style-name="P4">For my capstone project I want to build a piece of software that will make finding <text:span text:style-name="T5">and/or reserving</text:span> open lab space on campus for students and faculty a quick, simple, <text:span text:style-name="T5">and effective </text:span>process.</text:p>
      <text:p text:style-name="P6"/>
      <text:p text:style-name="P9">Possible names</text:p>
      <text:p text:style-name="P7">LabFinder</text:p>
      <text:p text:style-name="P7">MyLab</text:p>
      <text:p text:style-name="P7"/>
      <text:p text:style-name="P7"/>
      <text:p text:style-name="P9">Major functions</text:p>
      <text:list xml:id="list5694870697800007357" text:style-name="L1">
        <text:list-item>
          <text:p text:style-name="P11"><text:span text:style-name="T3">Lab room Search</text:span><text:span text:style-name="T1">. Students or Faculty may easily search for an available computer lab for present and future times. A search returns labs which do not have class during the given time frame. Additionally, faculty will be able to reserve a lab space directly through the program.</text:span></text:p>
          <text:list>
            <text:list-item>
              <text:p text:style-name="P5"/>
            </text:list-item>
          </text:list>
        </text:list-item>
        <text:list-item>
          <text:p text:style-name="P11"><text:span text:style-name="T3">Computer Search.</text:span><text:span text:style-name="T1"> An additional function of the lab search, this will return a listing or graphical model of the computers which are in use in an open lab, or the library.</text:span></text:p>
          <text:list>
            <text:list-item>
              <text:p text:style-name="P8"/>
            </text:list-item>
          </text:list>
        </text:list-item>
        <text:list-item>
          <text:p text:style-name="P11"><text:span text:style-name="T3">Software search. </text:span><text:span text:style-name="T4">This function will act similar to a search filter. For example, if a student needs a computer with Photoshop, the search will only return labs/computers that have that specific software. </text:span></text:p>
          <text:list>
            <text:list-item>
              <text:p text:style-name="P10"/>
            </text:list-item>
          </text:list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7:19:34.506000000</meta:creation-date>
    <dc:date>2015-09-12T14:28:51.378000000</dc:date>
    <meta:editing-duration>PT4M50S</meta:editing-duration>
    <meta:editing-cycles>2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3" meta:word-count="158" meta:character-count="928" meta:non-whitespace-character-count="779"/>
  </office:meta>
</office:document-meta>
</file>